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39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7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8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9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1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3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4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9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1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1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54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60" style:family="table-cell" style:parent-style-name="Default">
      <style:table-cell-properties fo:border-bottom="none" fo:background-color="#cccccc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63" style:family="table-cell" style:parent-style-name="Default">
      <style:table-cell-properties fo:border-bottom="1.25pt solid #000000" fo:border-left="none" fo:border-right="1.25pt solid #000000" fo:border-top="none"/>
    </style:style>
    <style:style style:name="ce64" style:family="table-cell" style:parent-style-name="Default">
      <style:table-cell-properties fo:border-bottom="none" fo:background-color="#cccccc" fo:border-left="none" fo:border-right="1.25pt solid #000000" fo:border-top="1.25pt solid #000000"/>
    </style:style>
    <style:style style:name="ce65" style:family="table-cell" style:parent-style-name="Default">
      <style:table-cell-properties fo:border-bottom="1.76pt solid #000000" fo:border-left="none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71" style:family="table-cell" style:parent-style-name="Default">
      <style:table-cell-properties fo:border-bottom="0.06pt solid #00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193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87" style:family="table-cell" style:parent-style-name="Default">
      <style:table-cell-properties fo:border-bottom="0.06pt solid #00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215" style:family="table-cell" style:parent-style-name="Default">
      <style:table-cell-properties fo:border-bottom="1.76pt solid #000000" fo:background-color="transparent" fo:border-left="none" fo:border-right="1.76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22"/>
        <table:table-column table:style-name="co2" table:default-cell-style-name="ce124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06" office:value-type="float" office:value="0" calcext:value-type="float">
            <text:p>0</text:p>
          </table:table-cell>
          <table:table-cell table:style-name="ce110" table:formula="of:=[.B2]+1" office:value-type="float" office:value="1" calcext:value-type="float">
            <text:p>1</text:p>
          </table:table-cell>
          <table:table-cell table:style-name="ce114" office:value-type="float" office:value="4" calcext:value-type="float">
            <text:p>4</text:p>
          </table:table-cell>
          <table:table-cell table:style-name="ce118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3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107" table:formula="of:=[.C2]+1" office:value-type="float" office:value="2" calcext:value-type="float">
            <text:p>2</text:p>
          </table:table-cell>
          <table:table-cell table:style-name="ce111" table:formula="of:=[.B3]+1" office:value-type="float" office:value="3" calcext:value-type="float">
            <text:p>3</text:p>
          </table:table-cell>
          <table:table-cell table:style-name="ce115" table:formula="of:=[.E2]+1" office:value-type="float" office:value="6" calcext:value-type="float">
            <text:p>6</text:p>
          </table:table-cell>
          <table:table-cell table:style-name="ce119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108" office:value-type="float" office:value="8" calcext:value-type="float">
            <text:p>8</text:p>
          </table:table-cell>
          <table:table-cell table:style-name="ce112" table:formula="of:=[.B4]+1" office:value-type="float" office:value="9" calcext:value-type="float">
            <text:p>9</text:p>
          </table:table-cell>
          <table:table-cell table:style-name="ce116" office:value-type="float" office:value="12" calcext:value-type="float">
            <text:p>12</text:p>
          </table:table-cell>
          <table:table-cell table:style-name="ce120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109" table:formula="of:=[.C4]+1" office:value-type="float" office:value="10" calcext:value-type="float">
            <text:p>10</text:p>
          </table:table-cell>
          <table:table-cell table:style-name="ce113" table:formula="of:=[.B5]+1" office:value-type="float" office:value="11" calcext:value-type="float">
            <text:p>11</text:p>
          </table:table-cell>
          <table:table-cell table:style-name="ce117" table:formula="of:=[.E4]+1" office:value-type="float" office:value="14" calcext:value-type="float">
            <text:p>14</text:p>
          </table:table-cell>
          <table:table-cell table:style-name="ce121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125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60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]*BaseRnd+[.U3]" office:value-type="float" office:value="123" calcext:value-type="float">
            <text:p>12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11" calcext:value-type="float">
            <text:p>11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63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]*BaseRnd+[.U5]" office:value-type="float" office:value="24" calcext:value-type="float">
            <text:p>24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64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6]*BaseRnd+[.U6]" office:value-type="float" office:value="89" calcext:value-type="float">
            <text:p>89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71"/>
          <table:table-cell table:style-name="ce75"/>
          <table:table-cell table:style-name="ce55"/>
          <table:table-cell table:style-name="ce87"/>
          <table:table-cell table:style-name="ce89"/>
          <table:table-cell table:style-name="ce49"/>
          <table:table-cell table:style-name="ce55"/>
          <table:table-cell table:style-name="ce61"/>
          <table:table-cell table:style-name="ce71"/>
          <table:table-cell table:style-name="ce75"/>
          <table:table-cell table:style-name="ce80"/>
          <table:table-cell table:style-name="ce83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7]*BaseRnd+[.U7]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8]*BaseRnd+[.U8]" office:value-type="float" office:value="33" calcext:value-type="float">
            <text:p>3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65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9]*BaseRnd+[.U9]" office:value-type="float" office:value="116" calcext:value-type="float">
            <text:p>116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0]*BaseRnd+[.U10]" office:value-type="float" office:value="76" calcext:value-type="float">
            <text:p>7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60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1]*BaseRnd+[.U11]" office:value-type="float" office:value="68" calcext:value-type="float">
            <text:p>6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2]*BaseRnd+[.U12]" office:value-type="float" office:value="85" calcext:value-type="float">
            <text:p>8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3]*BaseRnd+[.U13]" office:value-type="float" office:value="10" calcext:value-type="float">
            <text:p>10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63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4]*BaseRnd+[.U14]" office:value-type="float" office:value="14" calcext:value-type="float">
            <text:p>1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64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5]*BaseRnd+[.U15]" office:value-type="float" office:value="88" calcext:value-type="float">
            <text:p>8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3"/>
          <table:table-cell table:style-name="ce49"/>
          <table:table-cell table:style-name="ce55"/>
          <table:table-cell table:style-name="ce61"/>
          <table:table-cell table:style-name="ce71"/>
          <table:table-cell table:style-name="ce75"/>
          <table:table-cell table:style-name="ce55"/>
          <table:table-cell table:style-name="ce87"/>
          <table:table-cell table:style-name="ce89"/>
          <table:table-cell table:style-name="ce49"/>
          <table:table-cell table:style-name="ce55"/>
          <table:table-cell table:style-name="ce61"/>
          <table:table-cell table:style-name="ce71"/>
          <table:table-cell table:style-name="ce75"/>
          <table:table-cell table:style-name="ce80"/>
          <table:table-cell table:style-name="ce83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6]*BaseRnd+[.U16]" office:value-type="float" office:value="9" calcext:value-type="float">
            <text:p>9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62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7]*BaseRnd+[.U17]" office:value-type="float" office:value="33" calcext:value-type="float">
            <text:p>33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65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8]*BaseRnd+[.U18]" office:value-type="float" office:value="113" calcext:value-type="float">
            <text:p>11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9]*BaseRnd+[.U19]" office:value-type="float" office:value="86" calcext:value-type="float">
            <text:p>8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127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27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127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127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127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0]*BaseRnd+[.U20]" office:value-type="float" office:value="36" calcext:value-type="float">
            <text:p>36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127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134"/>
          <table:table-cell table:style-name="ce147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127" office:value-type="float" office:value="3" calcext:value-type="float" table:number-columns-spanned="1" table:number-rows-spanned="2">
            <text:p>3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1]*BaseRnd+[.U21]" office:value-type="float" office:value="58" calcext:value-type="float">
            <text:p>58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2]*BaseRnd+[.U22]" office:value-type="float" office:value="23" calcext:value-type="float">
            <text:p>2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127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27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3]*BaseRnd+[.U23]" office:value-type="float" office:value="102" calcext:value-type="float">
            <text:p>102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4]*BaseRnd+[.U24]" office:value-type="float" office:value="23" calcext:value-type="float">
            <text:p>23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127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193"/>
          <table:table-cell table:style-name="ce151"/>
          <table:table-cell table:style-name="ce166"/>
          <table:table-cell table:style-name="ce214"/>
          <table:table-cell table:style-name="ce138"/>
          <table:table-cell table:style-name="ce151"/>
          <table:table-cell table:style-name="ce166"/>
          <table:table-cell table:style-name="ce178"/>
          <table:table-cell table:style-name="ce193"/>
          <table:table-cell table:style-name="ce151"/>
          <table:table-cell table:style-name="ce166"/>
          <table:table-cell table:style-name="ce214"/>
          <table:table-cell table:style-name="ce127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5]*BaseRnd+[.U25]" office:value-type="float" office:value="24" calcext:value-type="float">
            <text:p>2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6]*BaseRnd+[.U26]" office:value-type="float" office:value="4" calcext:value-type="float">
            <text:p>4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127" office:value-type="float" office:value="0" calcext:value-type="float" table:number-columns-spanned="1" table:number-rows-spanned="2">
            <text:p>0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27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7]*BaseRnd+[.U27]" office:value-type="float" office:value="5" calcext:value-type="float">
            <text:p>5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2"/>
          <table:table-cell table:style-name="ce167"/>
          <table:table-cell table:style-name="ce179"/>
          <table:table-cell table:style-name="ce194"/>
          <table:table-cell table:style-name="ce152"/>
          <table:table-cell table:style-name="ce167"/>
          <table:table-cell table:style-name="ce215"/>
          <table:table-cell table:style-name="ce139"/>
          <table:table-cell table:style-name="ce152"/>
          <table:table-cell table:style-name="ce167"/>
          <table:table-cell table:style-name="ce179"/>
          <table:table-cell table:style-name="ce194"/>
          <table:table-cell table:style-name="ce152"/>
          <table:table-cell table:style-name="ce167"/>
          <table:table-cell table:style-name="ce215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8]*BaseRnd+[.U28]" office:value-type="float" office:value="108" calcext:value-type="float">
            <text:p>10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127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27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127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127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127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9]*BaseRnd+[.U29]" office:value-type="float" office:value="11" calcext:value-type="float">
            <text:p>1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127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127"/>
          <table:covered-table-cell table:style-name="ce41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0]*BaseRnd+[.U30]" office:value-type="float" office:value="88" calcext:value-type="float">
            <text:p>88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127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27" office:value-type="float" office:value="1" calcext:value-type="float" table:number-columns-spanned="1" table:number-rows-spanned="4">
            <text:p>1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1]*BaseRnd+[.U31]" office:value-type="float" office:value="92" calcext:value-type="float">
            <text:p>92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2]*BaseRnd+[.U32]" office:value-type="float" office:value="22" calcext:value-type="float">
            <text:p>22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127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covered-table-cell table:style-name="ce127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3]*BaseRnd+[.U33]" office:value-type="float" office:value="66" calcext:value-type="float">
            <text:p>6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4]*BaseRnd+[.U34]" office:value-type="float" office:value="107" calcext:value-type="float">
            <text:p>10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127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27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5]*BaseRnd+[.U35]" office:value-type="float" office:value="123" calcext:value-type="float">
            <text:p>12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6]*BaseRnd+[.U36]" office:value-type="float" office:value="72" calcext:value-type="float">
            <text:p>72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127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covered-table-cell table:style-name="ce127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7]*BaseRnd+[.U37]" office:value-type="float" office:value="108" calcext:value-type="float">
            <text:p>108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8]*BaseRnd+[.U38]" office:value-type="float" office:value="29" calcext:value-type="float">
            <text:p>29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127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127"/>
          <table:covered-table-cell table:style-name="ce41"/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9]*BaseRnd+[.U39]" office:value-type="float" office:value="43" calcext:value-type="float">
            <text:p>4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127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0]*BaseRnd+[.U40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style-name="ce127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38"/>
          <table:table-cell table:style-name="ce153" table:number-columns-repeated="6"/>
          <table:table-cell table:style-name="ce178"/>
          <table:table-cell table:style-name="ce127" office:value-type="float" office:value="0" calcext:value-type="float" table:number-columns-spanned="1" table:number-rows-spanned="8">
            <text:p>0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72" calcext:value-type="float">
            <text:p>72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2]*BaseRnd+[.U42]" office:value-type="float" office:value="127" calcext:value-type="float">
            <text:p>127</text:p>
          </table:table-cell>
          <table:table-cell table:number-columns-repeated="1001"/>
        </table:table-row>
        <table:table-row table:style-name="ro1">
          <table:covered-table-cell table:style-name="ce127"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 table:style-name="ce127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3]*BaseRnd+[.U43]"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4]*BaseRnd+[.U44]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covered-table-cell table:style-name="ce127"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 table:style-name="ce127"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5]*BaseRnd+[.U45]" office:value-type="float" office:value="104" calcext:value-type="float">
            <text:p>104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6]*BaseRnd+[.U46]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covered-table-cell table:style-name="ce127"/>
          <table:table-cell table:style-name="ce140"/>
          <table:table-cell table:style-name="ce154" table:number-columns-repeated="6"/>
          <table:table-cell table:style-name="ce180"/>
          <table:table-cell table:style-name="ce140"/>
          <table:table-cell table:style-name="ce154" table:number-columns-repeated="6"/>
          <table:table-cell table:style-name="ce180"/>
          <table:covered-table-cell table:style-name="ce127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7]*BaseRnd+[.U47]"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139"/>
          <table:table-cell table:style-name="ce155" table:number-columns-repeated="6"/>
          <table:table-cell table:style-name="ce179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8]*BaseRnd+[.U48]" office:value-type="float" office:value="46" calcext:value-type="float">
            <text:p>46</text:p>
          </table:table-cell>
          <table:table-cell table:number-columns-repeated="1001"/>
        </table:table-row>
        <table:table-row table:style-name="ro1">
          <table:table-cell/>
          <table:table-cell table:style-name="ce127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table-cell table:style-name="ce127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covered-table-cell table:style-name="ce127"/>
          <table:covered-table-cell table:style-name="ce41"/>
          <table:table-cell table:number-columns-repeated="3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9]*BaseRnd+[.U49]" office:value-type="float" office:value="37" calcext:value-type="float">
            <text:p>3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0]*BaseRnd+[.U50]"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1]*BaseRnd+[.U51]" office:value-type="float" office:value="53" calcext:value-type="float">
            <text:p>5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2]*BaseRnd+[.U52]" office:value-type="float" office:value="38" calcext:value-type="float">
            <text:p>3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3]*BaseRnd+[.U53]" office:value-type="float" office:value="89" calcext:value-type="float">
            <text:p>89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seRnd" table:base-cell-address="$Screen.$U$2" table:cell-range-address="$Screen.$U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.00.0000</text:date>, <text:time style:data-style-name="N2" text:time-value="06:28:06.07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7T12:44:23.337000000</meta:creation-date>
    <meta:print-date>2022-08-17T12:54:59.590000000</meta:print-date>
    <dc:date>2022-11-19T06:35:41.309000000</dc:date>
    <meta:editing-duration>PT2H32M24S</meta:editing-duration>
    <meta:editing-cycles>5</meta:editing-cycles>
    <meta:generator>LibreOffice/7.1.4.2$Windows_X86_64 LibreOffice_project/a529a4fab45b75fefc5b6226684193eb000654f6</meta:generator>
    <meta:document-statistic meta:table-count="2" meta:cell-count="430" meta:object-count="0"/>
  </office:meta>
</office:document-meta>
</file>